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14"/>
        <table:table-column table:style-name="co4" table:default-cell-style-name="ce19"/>
        <table:table-column table:style-name="co5" table:default-cell-style-name="ce23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7"/>
          <table:table-cell table:style-name="ce27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sistema. Se mostrará otra pantalla donde deberá de </text:span>ingresar Datos Personales como: CURP, Nombre, Apellidos, Sexo, Fecha de nacimiento y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número(celular o fijo). Finalmente se mostrará otra pantalla donde ingresará su domicilio con: CP, Estado, </text:span>Municipio, Colonia, Calle y Número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y la repetición de la contraseña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, las co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señas coincidan y cumplan con el uso mínimo de 1 l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 mayúscula, un número y un símbolo! " # $ % &amp; ' ( )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2"> * +</text:span><text:span text:style-name="T3">,-</text:span> . / : ; &lt; = &gt; ? @ [ \ ] ^ _`{ | } ~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mensaje de credenciales disponi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es y cambia a una pestaña con un formulario de Dat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sonal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sumidor ingresa su CURP, Nombres, Apellidos,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Sexo, Fecha de nacimiento y un número(celular o fijo)jun-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o con la extensión.</text:p>
          </table:table-cell>
          <table:covered-table-cell/>
          <table:table-cell/>
          <table:table-cell table:style-name="ce30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validéz del CURP, que los nombres y apellidos sol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n caracteres alfabéticos y el número y exte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ón solo sean caracteres 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pasa a una pestaña donde se tiene un formu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rio para ingresar el Domicilio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ingresa su CP, Estado, Municipio,Coloni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le y Número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Consumidor verifica sus datos y da al botón “Registrar”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al registrar, lo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gea directamente al Consumidor y muestra la págin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incipal del Consumidor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debido a que las credenciales ya están en uso o las contraseñas no coinciden 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los campos no han sido llenados.El sistema borra los campos con la contraseña y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o CURP no cumpen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 el formato o el Nombre y Apellidos cuentan con caracteres extraños o el celular y/o extensión tiene caracteres no 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ricos. El sistema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2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o el CP no cumple con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formato o el camo Número contiene caracteres no alfanuméricos. El sistema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21" table:number-columns-repeated="4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9:01:46.3999888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9:04:52.784556259</dc:date>
    <meta:editing-duration>PT1H9M34S</meta:editing-duration>
    <meta:editing-cycles>18</meta:editing-cycles>
    <meta:generator>LibreOffice/6.2.7.1$Linux_X86_64 LibreOffice_project/20$Build-1</meta:generator>
    <meta:document-statistic meta:table-count="1" meta:cell-count="75" meta:object-count="0"/>
  </office:meta>
</office:document-meta>
</file>